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language="pt" fo:country="BR" style:font-name-complex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pt" fo:country="BR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8pt" fo:language="pt" fo:country="BR" fo:font-weight="bold" style:font-size-asian="18pt" style:font-weight-asian="bold" style:font-name-complex="Arial" style:font-size-complex="18pt" style:font-weight-complex="bold"/>
    </style:style>
    <style:style style:name="T1" style:family="text">
      <style:text-properties style:font-name="Arial" fo:language="pt" fo:country="BR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o</text:p>
      <text:p text:style-name="P1"/>
      <text:p text:style-name="P4"><text:span text:style-name="T1">Este trabalho tem como objetivo apresentar, por meio de estudo de caso, os níveis de conformidade de segurança da informação que podem ser aplicados por uma empresa conforme a norma NBR ISO/IEC 17799:2001 – parte 1. Sua realização envolveu pesquisa bibliográfica e de campo, as quais tiveram foco nos controles de segurança de uma divisão da industria farmacêutica e tem como desafio manter a segurança das suas informações.</text:span></text:p>
      <text:p text:style-name="P2"/>
      <text:p text:style-name="P4"><text:span text:style-name="T1">A pesquisa de campo realizada baseia-se nas recomendações e controles de segurança da a norma NBR ISO/IEC 17799:2001. Também foram consideradas informações de autores especialistas na área de segurança da informação para interpretação dos resultados obtidos.</text:span></text:p>
      <text:p text:style-name="P2"/>
      <text:p text:style-name="P4"><text:span text:style-name="T1">É apresentado nesse trabalho um estudo de caso, o qual aborda a eficácia do controle de segurança de uma industria farmacêutica, foi desenvolvida, uma pesquisa de campo para avaliar a conformidade dessa empresa com a norma NBR ISO/IEC 17799:2001. São apresentados também estudos sobre segurança de informação, teoria geral de contratos e aspectos de segurança da informação na gestão de contratos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ans" fo:font-size="12pt" fo:language="pt" fo:country="BR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sumo</dc:title>
    <meta:initial-creator>arraife1</meta:initial-creator>
    <meta:creation-date>2009-10-15T17:10:00</meta:creation-date>
    <dc:creator>arraife1</dc:creator>
    <dc:date>2009-10-21T13:43:00</dc:date>
    <meta:print-date>2009-10-21T13:42:00</meta:print-date>
    <meta:editing-cycles>4</meta:editing-cycles>
    <meta:editing-duration>PT00H24M00S</meta:editing-duration>
    <meta:document-statistic meta:table-count="0" meta:image-count="0" meta:object-count="0" meta:page-count="1" meta:paragraph-count="4" meta:word-count="166" meta:character-count="1086"/>
    <meta:generator>BrOffice.org/3.1$Unix OpenOffice.org_project/310m19$Build-9420</meta:generator>
  </office:meta>
</office:document-meta>
</file>